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2" svg:font-family="'Liberation Sans'"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3" svg:font-family="'Liberation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style>
    <style:style style:name="P2"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c1ae3" officeooo:paragraph-rsid="001c1ae3" style:font-name-asian="Times New Roman1" style:font-size-asian="12pt" style:font-style-asian="normal" style:font-weight-asian="normal" style:font-name-complex="Times New Roman1" style:font-size-complex="12pt"/>
    </style:style>
    <style:style style:name="P4" style:family="paragraph" style:parent-style-name="Standard">
      <style:text-properties style:font-name="Liberation Sans"/>
    </style:style>
    <style:style style:name="P5" style:family="paragraph" style:parent-style-name="Standard">
      <style:paragraph-properties fo:margin-left="2.03cm" fo:margin-right="0cm" fo:text-indent="-0.7cm" style:auto-text-indent="false"/>
      <style:text-properties officeooo:paragraph-rsid="002077cc"/>
    </style:style>
    <style:style style:name="P6" style:family="paragraph" style:parent-style-name="Standard" style:master-page-name="Standard">
      <style:paragraph-properties style:page-number="1"/>
      <style:text-properties style:font-name="Liberation Sans"/>
    </style:style>
    <style:style style:name="P7" style:family="paragraph" style:parent-style-name="Heading_20_1" style:list-style-name="WWNum1">
      <style:paragraph-properties fo:margin-left="1.33cm" fo:margin-right="0cm" fo:text-indent="-0.7cm" style:auto-text-indent="false"/>
    </style:style>
    <style:style style:name="P8" style:family="paragraph" style:parent-style-name="Heading_20_2" style:list-style-name="WWNum1"/>
    <style:style style:name="P9" style:family="paragraph" style:parent-style-name="Heading_20_2" style:list-style-name="WWNum1">
      <style:paragraph-properties fo:margin-left="2.03cm" fo:margin-right="0cm" fo:text-indent="-0.7cm" style:auto-text-indent="false"/>
    </style:style>
    <style:style style:name="P10" style:family="paragraph" style:parent-style-name="Heading_20_2" style:list-style-name="WWNum1">
      <style:paragraph-properties fo:margin-left="2.03cm" fo:margin-right="0cm" fo:text-indent="-0.7cm" style:auto-text-indent="false"/>
      <style:text-properties officeooo:paragraph-rsid="002077cc"/>
    </style:style>
    <style:style style:name="T1" style:family="text">
      <style:text-properties style:font-name="Arial"/>
    </style:style>
    <style:style style:name="T2" style:family="text">
      <style:text-properties style:font-name="Liberation Sans"/>
    </style:style>
    <style:style style:name="T3" style:family="text">
      <style:text-properties officeooo:rsid="001a666d"/>
    </style:style>
    <style:style style:name="T4" style:family="text">
      <style:text-properties officeooo:rsid="001c1ae3"/>
    </style:style>
    <style:style style:name="T5" style:family="text">
      <style:text-properties officeooo:rsid="002077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ain Danger<text:tab/><text:tab/><text:tab/><text:tab/><text:tab/><text:tab/><text:tab/><text:tab/><text:tab/><text:tab/>UTC503-1</text:p>
      <text:p text:style-name="P4">Le 9 mars 2020</text:p>
      <text:p text:style-name="Standard"/>
      <text:list xml:id="list3228776259" text:style-name="WWNum1">
        <text:list-item>
          <text:p text:style-name="P7">Familiarisez-vous avec les notions suivantes :</text:p>
          <text:list>
            <text:list-item>
              <text:p text:style-name="P8">I<text:span text:style-name="T1">n</text:span><text:span text:style-name="T2">structi</text:span>on</text:p>
            </text:list-item>
          </text:list>
        </text:list-item>
      </text:list>
      <text:p text:style-name="normal">Une instruction est une étape d’un programme. À titre personnel, je considère qu’il s’agit d’une étape atomique, qui ne peut être divisée sans changer de nature. Les instructions peuvent être imbriquées.</text:p>
      <text:p text:style-name="normal"/>
      <text:list xml:id="list225905174412653" text:continue-numbering="true" text:style-name="WWNum1">
        <text:list-item>
          <text:list>
            <text:list-item>
              <text:p text:style-name="P9">Mot-clé</text:p>
            </text:list-item>
          </text:list>
        </text:list-item>
      </text:list>
      <text:p text:style-name="normal">Un mot-clé est un mot réservé du langage, qui ne peut donc pas être utilisé pour définir quoi que ce soit par l’utilisateur : ni classe, ni méthode, ni fonction ou procédure, ni structure, ni variable.</text:p>
      <text:p text:style-name="normal"/>
      <text:list xml:id="list225903813616690" text:continue-numbering="true" text:style-name="WWNum1">
        <text:list-item>
          <text:list>
            <text:list-item>
              <text:p text:style-name="P9">Variable</text:p>
            </text:list-item>
          </text:list>
        </text:list-item>
      </text:list>
      <text:p text:style-name="normal">Une variable est un emplacement mémoire réservé pour stocker une valeur quelconque. Le programme y accède par son nom ou par un pointeur, qui adresse directement l’emplacement dans la mémoire de la machine.</text:p>
      <text:p text:style-name="normal"/>
      <text:list xml:id="list225903892603706" text:continue-numbering="true" text:style-name="WWNum1">
        <text:list-item>
          <text:list>
            <text:list-item>
              <text:p text:style-name="P9">Constante</text:p>
            </text:list-item>
          </text:list>
        </text:list-item>
      </text:list>
      <text:p text:style-name="normal">Une constante est similaire à une variable à la différence près que le langage utilisé n’autorise pas la modification d’une constante. D’une manière générale, il est préférable de définir des constantes en début de code pour tous les paramètres nécessaires au fonctionnement du programme : timer, découpage des buffers… Cette pratique facilite la mise au point, la relecture, la compréhension et la réutilisabilité du code.</text:p>
      <text:p text:style-name="normal"/>
      <text:list xml:id="list225904535910710" text:continue-numbering="true" text:style-name="WWNum1">
        <text:list-item>
          <text:list>
            <text:list-item>
              <text:p text:style-name="P9">Identifiant</text:p>
            </text:list-item>
          </text:list>
        </text:list-item>
      </text:list>
      <text:p text:style-name="normal">Un identifiant est une sorte de nom qui permet d’identifier un objet de manière unique. Un identifiant doit être différent des mot-clés du langage.</text:p>
      <text:p text:style-name="normal"/>
      <text:list xml:id="list225903828867947" text:continue-numbering="true" text:style-name="WWNum1">
        <text:list-item>
          <text:list>
            <text:list-item>
              <text:p text:style-name="P9">Type</text:p>
            </text:list-item>
          </text:list>
        </text:list-item>
      </text:list>
      <text:p text:style-name="normal">Le type défini la façon dont une valeur est stocké en mémoire. Le type influence les valeurs limites et la précision (dans le cas de valeurs numériques), la longueur maximale (dans le cas de valeurs chaînes, tableaux, listes...), et l’usage qui peut en être fait (calcul pour les valeurs numériques, manipulation sur les chaînes pour valeurs chaînes, insertion et suppression pour les tableaux et les listes, etc.)</text:p>
      <text:p text:style-name="normal"/>
      <text:list xml:id="list225904217007121" text:continue-numbering="true" text:style-name="WWNum1">
        <text:list-item>
          <text:list>
            <text:list-item>
              <text:p text:style-name="P9">Structure de données</text:p>
            </text:list-item>
          </text:list>
        </text:list-item>
      </text:list>
      <text:p text:style-name="normal">Une structure de données est une manière d’organiser en mémoire un ensemble de variables contenant des données associées, mais pas forcément de même type. Chaque variable membre <text:soft-page-break/>d’une structure contient toujours le même type de données et avec le même usage. Des synonymes de structure de données sont le tuple et l’enregistrement.</text:p>
      <text:p text:style-name="normal"/>
      <text:list xml:id="list225903587279146" text:continue-numbering="true" text:style-name="WWNum1">
        <text:list-item>
          <text:list>
            <text:list-item>
              <text:p text:style-name="P9">Tableau</text:p>
            </text:list-item>
          </text:list>
        </text:list-item>
      </text:list>
      <text:p text:style-name="normal">Un tableau est un ensemble de variables de même type organisé sous forme de matrice à une ou plusieurs entrées, permettant l’adressage direct du membre du tableau. En général un tableau a une taille fixe défini au moment de sa déclaration, contrairement à la liste qui supporte d’être étendue en cours d’exécution (avec la limite physique de la mémoire de la machine où s’exécute le programme).</text:p>
      <text:p text:style-name="normal"/>
      <text:list xml:id="list225903281932601" text:continue-numbering="true" text:style-name="WWNum1">
        <text:list-item>
          <text:list>
            <text:list-item>
              <text:p text:style-name="P9">Structure de contrôle</text:p>
            </text:list-item>
          </text:list>
        </text:list-item>
      </text:list>
      <text:p text:style-name="normal">Une structure de contrôle est une instruction qui permet le contrôle d’exécution de blocs du programme. Les structures de contrôle comprennent les boucles (conditionnelles, à incrément, à parcours de liste), les conditions si - alors - sinon, les branchements conditionnels...</text:p>
      <text:p text:style-name="normal"/>
      <text:list xml:id="list225904146326177" text:continue-numbering="true" text:style-name="WWNum1">
        <text:list-item>
          <text:list>
            <text:list-item>
              <text:p text:style-name="P9">Exception</text:p>
            </text:list-item>
          </text:list>
        </text:list-item>
      </text:list>
      <text:p text:style-name="normal">Une exception est un événement exceptionnel dans l’exécution d’un programme. Lorsqu’une exception est rencontrée, le déroulement normal du programme est interrompu et le code d’exception est exécuté. Par exemple, on peut rencontrer une exception si l’on tente d’ouvrir un fichier inexistant, si un calcul viole les règles mathématiques (division par zéro), etc.</text:p>
      <text:p text:style-name="normal"/>
      <text:list xml:id="list225904028851899" text:continue-numbering="true" text:style-name="WWNum1">
        <text:list-item>
          <text:list>
            <text:list-item>
              <text:p text:style-name="P9">Module</text:p>
            </text:list-item>
          </text:list>
        </text:list-item>
      </text:list>
      <text:p text:style-name="normal">Un module est une partie d’un programme contenu dans un fichier séparé, soit pour améliorer la lisibilité, soit parce que le module est réutilisé d’un projet précédent ou d’une bibliothèque standard de fonctions.</text:p>
      <text:p text:style-name="normal"/>
      <text:list xml:id="list225903496269444" text:continue-numbering="true" text:style-name="WWNum1">
        <text:list-item>
          <text:list>
            <text:list-item>
              <text:p text:style-name="P9">Import de module</text:p>
            </text:list-item>
          </text:list>
        </text:list-item>
      </text:list>
      <text:p text:style-name="normal">L’import de module consiste à appeler un module externe depuis son programme. </text:p>
      <text:p text:style-name="normal"/>
      <text:list xml:id="list225904472661321" text:continue-numbering="true" text:style-name="WWNum1">
        <text:list-item>
          <text:list>
            <text:list-item>
              <text:p text:style-name="P9">Commentaire</text:p>
            </text:list-item>
          </text:list>
        </text:list-item>
      </text:list>
      <text:p text:style-name="normal">Un commentaire est une partie non exécutable d’un code source. Une bonne pratique consiste à expliquer de manière synthétique ce que fait le module, et pas de commenter ligne par ligne. De même, nommer les variables de manière explicite évite d’avoir à commenter inutilement</text:p>
      <text:p text:style-name="normal"/>
      <text:list xml:id="list225904822679828" text:continue-numbering="true" text:style-name="WWNum1">
        <text:list-item>
          <text:p text:style-name="P7">Quelles différences faites-vous entre définition et déclaration ?</text:p>
        </text:list-item>
      </text:list>
      <text:p text:style-name="normal">Une définition décrit en langage de programmation un type, un tableau, une liste, une structure, une fonction, une classe, etc. mais n’alloue pas de mémoire associée à cette définition</text:p>
      <text:p text:style-name="normal">Une déclaration consiste à allouer une zone mémoire à un objet standard ou préalablement défini. Le programme peut alors utiliser l’instance de l’objet défini pour son propre usage.</text:p>
      <text:p text:style-name="P2"/>
      <text:list xml:id="list225905379609720" text:continue-numbering="true" text:style-name="WWNum1">
        <text:list-item>
          <text:p text:style-name="P7"><text:soft-page-break/>Quelles différences faites-vous entre procédures, fonctions, méthodes ?</text:p>
        </text:list-item>
      </text:list>
      <text:p text:style-name="normal">Une fonction est une partie d’un programme (on parle de sous programme) qui est appelée pour effectuer une tâche particulière et répétitive. Une fonction peut recevoir un ou plusieurs paramètres et retourne une valeur typée.</text:p>
      <text:p text:style-name="normal">Une procédure est similaire à une fonction à la différence près qu’elle ne retourne pas de valeur.</text:p>
      <text:p text:style-name="normal">Une méthode est une fonction à l’intérieur d’une classe. De ce fait, la méthode a accès aux variables internes à la classe alors que celles ci ne sont pas sensé être accessibles depuis l’extérieur de la classe</text:p>
      <text:p text:style-name="normal"/>
      <text:list xml:id="list225904892991575" text:continue-numbering="true" text:style-name="WWNum1">
        <text:list-item>
          <text:p text:style-name="P7">Indiquez pour chacun des langages suivantes les paradigmes utilisés :</text:p>
        </text:list-item>
      </text:list>
      <text:p text:style-name="P2"/>
      <text:list xml:id="list225904159847542" text:continue-numbering="true" text:style-name="WWNum1">
        <text:list-item>
          <text:list>
            <text:list-item>
              <text:p text:style-name="P9">Assembleur</text:p>
            </text:list-item>
          </text:list>
        </text:list-item>
      </text:list>
      <text:p text:style-name="normal">Les langages assembleur (un par famille de processeur) sont des langages impératifs qui décrivent en langage lisible par le programmeur le langage machine propre à chaque processeur.</text:p>
      <text:p text:style-name="normal"/>
      <text:list xml:id="list225904166082428" text:continue-numbering="true" text:style-name="WWNum1">
        <text:list-item>
          <text:list>
            <text:list-item>
              <text:p text:style-name="P9">Logo</text:p>
            </text:list-item>
          </text:list>
        </text:list-item>
      </text:list>
      <text:p text:style-name="normal">Logo est un langage procédural orienté objet, utilisé principalement dans le domaine éducatif.</text:p>
      <text:p text:style-name="normal"/>
      <text:list xml:id="list225905019159201" text:continue-numbering="true" text:style-name="WWNum1">
        <text:list-item>
          <text:list>
            <text:list-item>
              <text:p text:style-name="P9"><text:s/>CSS</text:p>
            </text:list-item>
          </text:list>
        </text:list-item>
      </text:list>
      <text:p text:style-name="normal">CSS est un langage déclaratif dont le but est de séparer la présentation d’un document HTML d’avec le contenu du document HTML.</text:p>
      <text:p text:style-name="normal"/>
      <text:list xml:id="list225903299667908" text:continue-numbering="true" text:style-name="WWNum1">
        <text:list-item>
          <text:p text:style-name="P7">Sans modifier sa grammaire, comment peut-on intégrer un paradigme à un langage ?</text:p>
        </text:list-item>
      </text:list>
      <text:p text:style-name="normal">Si le langage de programmation ne traite pas le paradigme souhaité, la solution passe par l’import d’un module compatible, pour intégrer un autre langage de programmation qui traitera le paradigme souhaité. Exemple simple : importer un module de traitement des expressions régulières, l’expression régulière étant un langage déclaratif, <text:span text:style-name="T3">dans un programme écrit dans un langage impératif.</text:span></text:p>
      <text:p text:style-name="normal"/>
      <text:list xml:id="list225903500357444" text:continue-numbering="true" text:style-name="WWNum1">
        <text:list-item>
          <text:p text:style-name="P7">Préparez un environnement typescript</text:p>
        </text:list-item>
      </text:list>
      <text:p text:style-name="P3">Visual Studio code, node.js et typescript sont installés sur mon ordinateur Linux</text:p>
      <text:p text:style-name="P2"/>
      <text:list xml:id="list225904255385972" text:continue-numbering="true" text:style-name="WWNum1">
        <text:list-item>
          <text:p text:style-name="P7"><text:soft-page-break/>En utilisant Tutorial<text:span text:style-name="T4">s</text:span>point, réalisez un programme HelloWorld</text:p>
        </text:list-item>
      </text:list>
      <text:p text:style-name="P2"/>
      <text:list xml:id="list225904705574890" text:continue-numbering="true" text:style-name="WWNum1">
        <text:list-item>
          <text:list>
            <text:list-item>
              <text:p text:style-name="P9">Langage Scheme</text:p>
            </text:list-item>
          </text:list>
        </text:list-item>
      </text:list>
      <text:p text:style-name="P2"/>
      <text:p text:style-name="Preformatted_20_Text">(define vhello "Hello, World !")</text:p>
      <text:p text:style-name="Preformatted_20_Text">(display vhello)</text:p>
      <text:p text:style-name="Preformatted_20_Text"/>
      <text:list xml:id="list225904056337789" text:continue-numbering="true" text:style-name="WWNum1">
        <text:list-item>
          <text:list>
            <text:list-item>
              <text:p text:style-name="P9">Langage Prolog</text:p>
            </text:list-item>
          </text:list>
        </text:list-item>
      </text:list>
      <text:p text:style-name="P2"/>
      <text:p text:style-name="Preformatted_20_Text">?- write('Hello, World!'), nl.</text:p>
      <text:p text:style-name="Preformatted_20_Text">Hello, World!</text:p>
      <text:p text:style-name="Preformatted_20_Text"/>
      <text:list xml:id="list225904380883948" text:continue-numbering="true" text:style-name="WWNum1">
        <text:list-item>
          <text:list>
            <text:list-item>
              <text:p text:style-name="P9">Langage Smalltalk</text:p>
            </text:list-item>
          </text:list>
        </text:list-item>
      </text:list>
      <text:p text:style-name="P2"/>
      <text:p text:style-name="Preformatted_20_Text">st&gt; Transcript show: 'Hello, World!'; cr</text:p>
      <text:p text:style-name="Preformatted_20_Text">Hello, World!</text:p>
      <text:p text:style-name="Preformatted_20_Text">Transcript</text:p>
      <text:p text:style-name="Preformatted_20_Text"/>
      <text:list xml:id="list225904647419386" text:continue-numbering="true" text:style-name="WWNum1">
        <text:list-item>
          <text:list>
            <text:list-item>
              <text:p text:style-name="P9">Langage C</text:p>
            </text:list-item>
          </text:list>
        </text:list-item>
      </text:list>
      <text:p text:style-name="P2"/>
      <text:p text:style-name="Preformatted_20_Text">#include &lt;stdio.h&gt;</text:p>
      <text:p text:style-name="Preformatted_20_Text">int main() {</text:p>
      <text:p text:style-name="Preformatted_20_Text"><text:s text:c="4"/>printf("Hello, world!\n");</text:p>
      <text:p text:style-name="Preformatted_20_Text"><text:s text:c="4"/>return 0;</text:p>
      <text:p text:style-name="Preformatted_20_Text">}</text:p>
      <text:p text:style-name="P2"/>
      <text:list xml:id="list225904511992351" text:continue-numbering="true" text:style-name="WWNum1">
        <text:list-item>
          <text:list>
            <text:list-item>
              <text:p text:style-name="P10">Langage <text:span text:style-name="T5">Logo</text:span></text:p>
            </text:list-item>
          </text:list>
        </text:list-item>
      </text:list>
      <text:p text:style-name="P5"/>
      <text:p text:style-name="Preformatted_20_Text">? print [Hello, World!]</text:p>
      <text:p text:style-name="Preformatted_20_Text">Hello, World!</text:p>
      <text:p text:style-name="P5"/>
      <text:list xml:id="list225904149560355" text:continue-numbering="true" text:style-name="WWNum1">
        <text:list-item>
          <text:list>
            <text:list-item>
              <text:p text:style-name="P10">Typescript</text:p>
            </text:list-item>
          </text:list>
        </text:list-item>
      </text:list>
      <text:p text:style-name="Preformatted_20_Text">cat hello.ts </text:p>
      <text:p text:style-name="Preformatted_20_Text"><text:tab/>const myHelloWorld = "Hello, World";</text:p>
      <text:p text:style-name="Preformatted_20_Text"><text:tab/>console.log(myHelloWorld);</text:p>
      <text:p text:style-name="Preformatted_20_Text">tsc hello.ts</text:p>
      <text:p text:style-name="Preformatted_20_Text">cat hello.js</text:p>
      <text:p text:style-name="Preformatted_20_Text"><text:tab/>var myHelloWorld = "Hello, World";</text:p>
      <text:p text:style-name="Preformatted_20_Text"><text:tab/>console.log(myHelloWorld);</text:p>
      <text:p text:style-name="Preformatted_20_Text">js hello.js</text:p>
      <text:p text:style-name="Preformatted_20_Text"><text:tab/>Hello, Worl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2" svg:font-family="'Liberation Sans'"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3" svg:font-family="'Liberation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style:font-name="Liberation Serif" fo:font-family="'Liberation Serif'" style:font-style-name="Regular" style:font-family-generic="roman" style:font-pitch="variable"/>
    </style:style>
    <style:style style:name="Heading_20_1" style:display-name="Heading 1" style:family="paragraph" style:parent-style-name="normal" style:next-style-name="Standard" style:default-outline-level="" style:class="text">
      <style:paragraph-properties fo:margin-left="1.33cm" fo:margin-right="0cm" fo:margin-top="0.423cm" fo:margin-bottom="0.212cm" loext:contextual-spacing="false" fo:line-height="100%" fo:text-indent="-0.7cm" style:auto-text-indent="false" fo:keep-with-next="always"/>
      <style:text-properties style:font-name="Liberation Sans2" fo:font-family="'Liberation Sans'" style:font-family-generic="roman" style:font-pitch="variable" fo:font-size="18pt" fo:font-weight="bold" style:font-name-asian="Liberation Sans3" style:font-family-asian="'Liberation Sans'" style:font-family-generic-asian="system" style:font-pitch-asian="variable" style:font-size-asian="18pt" style:font-weight-asian="bold" style:font-name-complex="Liberation Sans3"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list-style-name="WWNum1" style:class="text">
      <style:paragraph-properties fo:margin-left="2.03cm" fo:margin-right="0cm" fo:margin-top="0.353cm" fo:margin-bottom="0.212cm" loext:contextual-spacing="false" fo:line-height="100%" fo:text-align="start" style:justify-single-word="false" fo:text-indent="-0.7cm" style:auto-text-indent="false" fo:keep-with-next="always"/>
      <style:text-properties style:font-name="Liberation Sans1" fo:font-family="'Liberation Sans'" style:font-style-name="Bold" style:font-family-generic="swiss"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indent="0cm" style:auto-text-indent="false" fo:keep-with-next="always"/>
      <style:text-properties style:font-name="Liberation Sans2" fo:font-family="'Liberation Sans'" style:font-family-generic="roman" style:font-pitch="variable" fo:font-size="14pt" fo:font-weight="bold" style:font-name-asian="Liberation Sans3" style:font-family-asian="'Liberation Sans'" style:font-family-generic-asian="system" style:font-pitch-asian="variable" style:font-size-asian="14pt" style:font-weight-asian="bold" style:font-name-complex="Liberation Sans3"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7cm" fo:margin-left="1.33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7cm" fo:margin-left="3.43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cm" fo:margin-left="4.13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7cm" fo:margin-left="4.8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7cm" fo:margin-left="5.53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7cm" fo:margin-left="6.23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15T22:59:02.639496266</dc:date>
    <meta:editing-duration>PT22M10S</meta:editing-duration>
    <meta:editing-cycles>3</meta:editing-cycles>
    <meta:document-statistic meta:table-count="0" meta:image-count="0" meta:object-count="0" meta:page-count="4" meta:paragraph-count="77" meta:word-count="1016" meta:character-count="6579" meta:non-whitespace-character-count="5586"/>
  </office:meta>
</office:document-meta>
</file>